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0291in"/>
    </style:style>
    <style:style style:name="ro1" style:family="table-row">
      <style:table-row-properties style:row-height="0.3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1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0: perrit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" office:value-type="string" calcext:value-type="string">
            <text:p>1: gati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Predicción</text:p>
          </table:table-cell>
          <table:table-cell table:style-name="ce3" office:value-type="string" calcext:value-type="string">
            <text:p>True label</text:p>
          </table:table-cell>
          <table:table-cell table:style-name="ce3"/>
          <table:table-cell table:style-name="ce4" office:value-type="string" calcext:value-type="string">
            <text:p>Cross entropy</text:p>
          </table:table-cell>
          <table:table-cell/>
          <table:table-cell table:style-name="ce3" office:value-type="string" calcext:value-type="string">
            <text:p>Correct</text:p>
            <text:p>Prediction</text:p>
          </table:table-cell>
          <table:table-cell/>
          <table:table-cell table:style-name="ce4" office:value-type="string" calcext:value-type="string" table:number-columns-spanned="3" table:number-rows-spanned="1">
            <text:p>Matriz de confusión</text:p>
          </table:table-cell>
          <table:covered-table-cell table:number-columns-repeated="2" table:style-name="ce5"/>
          <table:table-cell/>
          <table:table-cell table:style-name="ce3" office:value-type="string" calcext:value-type="string">
            <text:p>Accuracy</text:p>
          </table:table-cell>
          <table:table-cell table:formula="of:=([.K10]+[.K11])/[.K14]" office:value-type="float" office:value="0.428571428571429" calcext:value-type="float">
            <text:p>0.428571428571429</text:p>
          </table:table-cell>
          <table:table-cell table:style-name="ce8" office:value-type="string" calcext:value-type="string">
            <text:p><text:s/>(TP + TN) / Todo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]*LOG([.C6])+(1-[.D6])*LOG(1-[.C6])" office:value-type="float" office:value="-0.00436480540245009" calcext:value-type="float">
            <text:p>-0.004364805402450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Real (1)</text:p>
          </table:table-cell>
          <table:table-cell table:style-name="ce3" office:value-type="string" calcext:value-type="string">
            <text:p>Real (0)</text:p>
          </table:table-cell>
          <table:table-cell/>
          <table:table-cell table:style-name="ce3" office:value-type="string" calcext:value-type="string">
            <text:p>Precision</text:p>
          </table:table-cell>
          <table:table-cell table:formula="of:=[.K10]/([.K10]+[.K12])" office:value-type="float" office:value="0.666666666666667" calcext:value-type="float">
            <text:p>0.666666666666667</text:p>
          </table:table-cell>
          <table:table-cell table:style-name="ce8" office:value-type="string" calcext:value-type="string">
            <text:p><text:s/>TP / (TP + FP)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*LOG([.C7])+(1-[.D7])*LOG(1-[.C7])" office:value-type="float" office:value="-0.920818753952375" calcext:value-type="float">
            <text:p>-0.92081875395237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edicted (1)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Recall</text:p>
          </table:table-cell>
          <table:table-cell table:formula="of:=[.K10]/([.K10]+[.K13])" office:value-type="float" office:value="0.4" calcext:value-type="float">
            <text:p>0.4</text:p>
          </table:table-cell>
          <table:table-cell table:style-name="ce8" office:value-type="string" calcext:value-type="string">
            <text:p><text:s/>TP / (TP + FN)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8]*LOG([.C8])+(1-[.D8])*LOG(1-[.C8])" office:value-type="float" office:value="-3" calcext:value-type="float">
            <text:p>-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redicted (0)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F1</text:p>
          </table:table-cell>
          <table:table-cell table:formula="of:=[.O6]*[.O7]/([.O6]+[.O7])" office:value-type="float" office:value="0.25" calcext:value-type="float">
            <text:p>0.25</text:p>
          </table:table-cell>
          <table:table-cell table:style-name="ce8" office:value-type="string" calcext:value-type="string">
            <text:p><text:s/>Precision * Recall / (Precision + Recall)</text:p>
          </table:table-cell>
          <table:table-cell table:number-columns-repeated="1008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D9]*LOG([.C9])+(1-[.D9])*LOG(1-[.C9])" office:value-type="string" office:string-value="" calcext:value-type="error">
            <text:p>Err:5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0]*LOG([.C10])+(1-[.D10])*LOG(1-[.C10])" office:value-type="string" office:string-value="" calcext:value-type="error">
            <text:p>Err:5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TP (true +)</text:p>
          </table:table-cell>
          <table:table-cell table:style-name="ce6" table:formula="of:=[.K7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*LOG([.C11])+(1-[.D11])*LOG(1-[.C11])" office:value-type="float" office:value="-0.173925197299174" calcext:value-type="float">
            <text:p>-0.1739251972991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TN (true -)</text:p>
          </table:table-cell>
          <table:table-cell table:style-name="ce6" table:formula="of:=[.L8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2]*LOG([.C12])+(1-[.D12])*LOG(1-[.C12])" office:value-type="float" office:value="-0.468521082957745" calcext:value-type="float">
            <text:p>-0.4685210829577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P (false +)</text:p>
          </table:table-cell>
          <table:table-cell table:style-name="ce7" table:formula="of:=[.L7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 office:value-type="string" calcext:value-type="string">
            <text:p>FN (false -)</text:p>
          </table:table-cell>
          <table:table-cell table:style-name="ce7" table:formula="of:=[.K8]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" office:value-type="string" calcext:value-type="string">
            <text:p>Total</text:p>
          </table:table-cell>
          <table:table-cell table:formula="of:=SUM([.K10:.K13])"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8:16:18.048434804</meta:creation-date>
    <dc:date>2025-04-09T15:50:05.970029068</dc:date>
    <meta:editing-duration>PT16M22S</meta:editing-duration>
    <meta:editing-cycles>5</meta:editing-cycles>
    <meta:generator>LibreOffice/7.3.7.2$Linux_X86_64 LibreOffice_project/30$Build-2</meta:generator>
    <meta:document-statistic meta:table-count="1" meta:cell-count="72" meta:object-count="0"/>
  </office:meta>
</office:document-meta>
</file>